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text-align="center" style:justify-single-word="false"/>
      <style:text-properties style:font-name="DejaVu Sans Mono"/>
    </style:style>
    <style:style style:name="P3" style:family="paragraph" style:parent-style-name="Standard">
      <style:text-properties style:font-name="DejaVu Sans Mono"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DejaVu Sans Mon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bdb7"/>
    </style:style>
    <style:style style:name="T4" style:family="text">
      <style:text-properties officeooo:rsid="0008ded3"/>
    </style:style>
    <style:style style:name="T5" style:family="text">
      <style:text-properties officeooo:rsid="000d6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– 1</text:p>
      <text:p text:style-name="P1">/********************************************************************/</text:p>
      <text:p text:style-name="P1">/* Name of the Program : multiplication <text:s text:c="28"/>*/</text:p>
      <text:p text:style-name="P1">/* Aim <text:s text:c="16"/>: printing multiplication table <text:s text:c="13"/>*/</text:p>
      <text:p text:style-name="P1">/* Author <text:s text:c="13"/>: <text:span text:style-name="T5">Rafsal Rahim<text:tab/></text:span> <text:s text:c="29"/>*/</text:p>
      <text:p text:style-name="P1">/* Date Written <text:s text:c="7"/>: 10.01.2018 <text:s text:c="32"/>*/</text:p>
      <text:p text:style-name="P1"><text:span text:style-name="T2">/</text:span>********************************************************************<text:span text:style-name="T2">/</text:span></text:p>
      <text:p text:style-name="P2"/>
      <text:p text:style-name="P1">/********************************************************************/</text:p>
      <text:p text:style-name="P1">/* <text:span text:style-name="T1">PROGRAM: <text:s text:c="56"/></text:span>*/</text:p>
      <text:p text:style-name="P3"><text:tab/></text:p>
      <text:p text:style-name="P5">echo Enter a number</text:p>
      <text:p text:style-name="P5">read n</text:p>
      <text:p text:style-name="P5">i=1</text:p>
      <text:p text:style-name="P5">while [ $i -le 10 ]</text:p>
      <text:p text:style-name="P5">do </text:p>
      <text:p text:style-name="P5"><text:s text:c="3"/>echo " $n X $i = `expr $n \* $i`"</text:p>
      <text:p text:style-name="P5">i=`expr $i + 1`</text:p>
      <text:p text:style-name="P5">done</text:p>
      <text:p text:style-name="P5">/********************************************************************/</text:p>
      <text:p text:style-name="P5"/>
      <text:p text:style-name="P1">/********************************************************************/</text:p>
      <text:p text:style-name="P1">/* <text:span text:style-name="T2">RESULT : </text:span><text:span text:style-name="T1"><text:s text:c="56"/></text:span>*/</text:p>
      <text:p text:style-name="P1">/* <text:span text:style-name="T2"><text:s text:c="2"/></text:span><text:span text:style-name="T1"><text:s text:c="63"/></text:span>*/<text:span text:style-name="T1"> <text:s text:c="57"/></text:span><text:s text:c="65"/></text:p>
      <text:p text:style-name="P1">/* The script is executed and the output is verified <text:s text:c="15"/>*/</text:p>
      <text:p text:style-name="P1">/* <text:span text:style-name="T2"><text:s text:c="8"/></text:span><text:span text:style-name="T1"><text:s text:c="57"/></text:span>*/</text:p>
      <text:p text:style-name="P1">/*******************************************************************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********************************************************/</text:p>
      <text:p text:style-name="P3">OUTPUT: <text:s text:c="57"/></text:p>
      <text:p text:style-name="P1"><text:s text:c="65"/></text:p>
      <text:p text:style-name="P1">$ ./pgm1.sh</text:p>
      <text:p text:style-name="P1">Enter a number</text:p>
      <text:p text:style-name="P1">5</text:p>
      <text:p text:style-name="P1">5 X 1 = 5</text:p>
      <text:p text:style-name="P1">5 X 2 = 10</text:p>
      <text:p text:style-name="P1">5 X 3 = 15</text:p>
      <text:p text:style-name="P1">5 X 4 = 20</text:p>
      <text:p text:style-name="P1">5 X 5 = 25</text:p>
      <text:p text:style-name="P1">5 X 6 = 30</text:p>
      <text:p text:style-name="P1">5 X 7 = 35</text:p>
      <text:p text:style-name="P1">5 X 8 = 40</text:p>
      <text:p text:style-name="P1">5 X 9 = 45</text:p>
      <text:p text:style-name="P1">5 X 10 = 50</text:p>
      <text:p text:style-name="P1">/********************************************************************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29</meta:editing-cycles>
    <meta:print-date>2016-11-01T11:48:00</meta:print-date>
    <meta:creation-date>2016-11-01T11:32:00</meta:creation-date>
    <dc:date>2018-03-25T21:25:09.854139856</dc:date>
    <dc:language>en-IN</dc:language>
    <meta:editing-duration>PT1H18M30S</meta:editing-duration>
    <meta:generator>LibreOffice/5.4.2.2$Linux_X86_64 LibreOffice_project/40m0$Build-2</meta:generator>
    <meta:document-statistic meta:table-count="0" meta:image-count="0" meta:object-count="0" meta:page-count="2" meta:paragraph-count="42" meta:word-count="145" meta:character-count="1686" meta:non-whitespace-character-count="9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